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d990"/>
    </style:style>
    <style:style style:name="P2" style:family="paragraph" style:parent-style-name="Standard">
      <style:text-properties officeooo:rsid="00177ee5" officeooo:paragraph-rsid="00177ee5"/>
    </style:style>
    <style:style style:name="P3" style:family="paragraph" style:parent-style-name="Standard">
      <style:text-properties officeooo:rsid="00177ee5" officeooo:paragraph-rsid="001885bc"/>
    </style:style>
    <style:style style:name="P4" style:family="paragraph" style:parent-style-name="Standard">
      <style:text-properties officeooo:rsid="001885bc" officeooo:paragraph-rsid="001885bc"/>
    </style:style>
    <style:style style:name="P5" style:family="paragraph" style:parent-style-name="Standard">
      <style:text-properties officeooo:paragraph-rsid="0018a933"/>
    </style:style>
    <style:style style:name="P6" style:family="paragraph" style:parent-style-name="Standard">
      <style:text-properties officeooo:rsid="0018a933" officeooo:paragraph-rsid="0018a933"/>
    </style:style>
    <style:style style:name="P7" style:family="paragraph" style:parent-style-name="Standard">
      <style:text-properties officeooo:rsid="001a03b9" officeooo:paragraph-rsid="001a03b9"/>
    </style:style>
    <style:style style:name="P8" style:family="paragraph" style:parent-style-name="Standard">
      <style:text-properties fo:color="#800080" officeooo:rsid="001a03b9" officeooo:paragraph-rsid="001a03b9"/>
    </style:style>
    <style:style style:name="P9" style:family="paragraph" style:parent-style-name="Standard">
      <style:text-properties fo:color="#800080" officeooo:rsid="001a03b9" officeooo:paragraph-rsid="001bd990"/>
    </style:style>
    <style:style style:name="P10" style:family="paragraph" style:parent-style-name="Standard">
      <style:text-properties fo:color="#800080" officeooo:rsid="001bd990" officeooo:paragraph-rsid="001bd990"/>
    </style:style>
    <style:style style:name="P11" style:family="paragraph" style:parent-style-name="Standard">
      <style:text-properties fo:color="#ec9ba4" officeooo:rsid="001a03b9" officeooo:paragraph-rsid="001a03b9"/>
    </style:style>
    <style:style style:name="P12" style:family="paragraph" style:parent-style-name="Standard">
      <style:text-properties fo:color="#ec9ba4" officeooo:rsid="001bd990" officeooo:paragraph-rsid="001bd990"/>
    </style:style>
    <style:style style:name="P13" style:family="paragraph" style:parent-style-name="Standard">
      <style:text-properties fo:color="#ff0000" officeooo:rsid="001bd990" officeooo:paragraph-rsid="001bd990"/>
    </style:style>
    <style:style style:name="P14" style:family="paragraph" style:parent-style-name="Standard">
      <style:text-properties fo:color="#000000" style:font-name="Liberation Serif" fo:font-size="12pt" officeooo:rsid="001bd990" officeooo:paragraph-rsid="001bd990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1c61b4" officeooo:paragraph-rsid="001c61b4" style:font-size-asian="12pt" style:font-size-complex="12pt"/>
    </style:style>
    <style:style style:name="P16" style:family="paragraph" style:parent-style-name="Standard">
      <style:text-properties officeooo:paragraph-rsid="001bd990"/>
    </style:style>
    <style:style style:name="P17" style:family="paragraph" style:parent-style-name="Standard">
      <style:text-properties officeooo:rsid="001bd990" officeooo:paragraph-rsid="001bd990"/>
    </style:style>
    <style:style style:name="P18" style:family="paragraph" style:parent-style-name="Standard">
      <style:text-properties style:font-name="Liberation Serif" fo:font-size="12pt" officeooo:paragraph-rsid="001bd990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bd990" officeooo:paragraph-rsid="001bd990" style:font-size-asian="12pt" style:font-size-complex="12pt"/>
    </style:style>
    <style:style style:name="T1" style:family="text">
      <style:text-properties fo:color="#c9211e"/>
    </style:style>
    <style:style style:name="T2" style:family="text">
      <style:text-properties fo:color="#800080"/>
    </style:style>
    <style:style style:name="T3" style:family="text">
      <style:text-properties fo:color="#800080" fo:background-color="transparent" loext:char-shading-value="0"/>
    </style:style>
    <style:style style:name="T4" style:family="text">
      <style:text-properties fo:color="#800080" officeooo:rsid="0018a933"/>
    </style:style>
    <style:style style:name="T5" style:family="text">
      <style:text-properties fo:color="#800080" officeooo:rsid="001885bc"/>
    </style:style>
    <style:style style:name="T6" style:family="text">
      <style:text-properties officeooo:rsid="001885bc"/>
    </style:style>
    <style:style style:name="T7" style:family="text">
      <style:text-properties fo:color="#ffa6a6"/>
    </style:style>
    <style:style style:name="T8" style:family="text">
      <style:text-properties fo:color="#ff0000"/>
    </style:style>
    <style:style style:name="T9" style:family="text">
      <style:text-properties fo:color="#ff0000" officeooo:rsid="001885bc"/>
    </style:style>
    <style:style style:name="T10" style:family="text">
      <style:text-properties fo:color="#ff0000" officeooo:rsid="0018a933"/>
    </style:style>
    <style:style style:name="T11" style:family="text">
      <style:text-properties fo:color="#ff0000" style:font-name="Likhan" fo:font-size="10pt" style:font-size-asian="10pt" style:font-size-complex="10pt"/>
    </style:style>
    <style:style style:name="T12" style:family="text">
      <style:text-properties fo:color="#ff0000" style:font-name="Likhan" fo:font-size="10pt" officeooo:rsid="001bd990" style:font-size-asian="10pt" style:font-size-complex="10pt"/>
    </style:style>
    <style:style style:name="T13" style:family="text">
      <style:text-properties fo:color="#ff0000" style:font-name="Liberation Serif"/>
    </style:style>
    <style:style style:name="T14" style:family="text">
      <style:text-properties fo:color="#ff0000" style:font-name="Liberation Serif" fo:font-size="10pt" style:font-size-asian="10pt" style:font-size-complex="10pt"/>
    </style:style>
    <style:style style:name="T15" style:family="text">
      <style:text-properties fo:color="#ff0000" style:font-name="Liberation Serif" fo:font-size="10pt" officeooo:rsid="001bd990" style:font-size-asian="10pt" style:font-size-complex="10pt"/>
    </style:style>
    <style:style style:name="T16" style:family="text">
      <style:text-properties fo:color="#ff0000" style:font-name="Liberation Serif" officeooo:rsid="001bd990"/>
    </style:style>
    <style:style style:name="T17" style:family="text">
      <style:text-properties fo:color="#ff0000" style:font-name="Liberation Serif" fo:font-size="12pt" style:font-size-asian="12pt" style:font-size-complex="12pt"/>
    </style:style>
    <style:style style:name="T18" style:family="text">
      <style:text-properties fo:color="#ff0000" style:font-name="Liberation Serif" fo:font-size="12pt" officeooo:rsid="001bd990" style:font-size-asian="12pt" style:font-size-complex="12pt"/>
    </style:style>
    <style:style style:name="T19" style:family="text">
      <style:text-properties fo:color="#ff0000" fo:font-size="10pt" style:font-size-asian="10pt" style:font-size-complex="10pt"/>
    </style:style>
    <style:style style:name="T20" style:family="text">
      <style:text-properties fo:color="#ff0000" fo:font-size="10pt" officeooo:rsid="001bd990" style:font-size-asian="10pt" style:font-size-complex="10pt"/>
    </style:style>
    <style:style style:name="T21" style:family="text">
      <style:text-properties fo:color="#000000"/>
    </style:style>
    <style:style style:name="T22" style:family="text">
      <style:text-properties fo:color="#000000" officeooo:rsid="0018a933"/>
    </style:style>
    <style:style style:name="T23" style:family="text">
      <style:text-properties fo:color="#000000" officeooo:rsid="001885bc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fo:color="#000000" fo:font-weight="bold" officeooo:rsid="001bd990" style:font-weight-asian="bold" style:font-weight-complex="bold"/>
    </style:style>
    <style:style style:name="T26" style:family="text">
      <style:text-properties fo:color="#000000" officeooo:rsid="001bd990"/>
    </style:style>
    <style:style style:name="T27" style:family="text">
      <style:text-properties fo:color="#000000" style:font-name="Liberation Serif" fo:font-size="10pt" officeooo:rsid="001bd990" style:font-size-asian="10pt" style:font-size-complex="10pt"/>
    </style:style>
    <style:style style:name="T28" style:family="text">
      <style:text-properties fo:color="#000000" fo:font-size="10pt" officeooo:rsid="001bd990" style:font-size-asian="10pt" style:font-size-complex="10pt"/>
    </style:style>
    <style:style style:name="T29" style:family="text">
      <style:text-properties fo:color="#ffaa95"/>
    </style:style>
    <style:style style:name="T30" style:family="text">
      <style:text-properties fo:color="#ec9ba4"/>
    </style:style>
    <style:style style:name="T31" style:family="text">
      <style:text-properties fo:color="#ec9ba4" officeooo:rsid="001885bc"/>
    </style:style>
    <style:style style:name="T32" style:family="text">
      <style:text-properties fo:color="#ec9ba4" officeooo:rsid="001bd990"/>
    </style:style>
    <style:style style:name="T33" style:family="text">
      <style:text-properties fo:color="#111111"/>
    </style:style>
    <style:style style:name="T34" style:family="text">
      <style:text-properties officeooo:rsid="001bd990"/>
    </style:style>
    <style:style style:name="T35" style:family="text">
      <style:text-properties fo:font-variant="normal" fo:text-transform="none" fo:color="#66d9ef" style:font-name="Consolas" fo:font-size="12pt" fo:letter-spacing="normal" fo:font-style="normal" fo:font-weight="normal" loext:padding="0.049cm" loext:border="0.06pt solid #e1e5eb"/>
    </style:style>
    <style:style style:name="T36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37" style:family="text">
      <style:text-properties fo:font-variant="normal" fo:text-transform="none" fo:color="#f8f8f2" fo:letter-spacing="normal" loext:padding="0.049cm" loext:border="0.06pt solid #e1e5eb"/>
    </style:style>
    <style:style style:name="T38" style:family="text">
      <style:text-properties fo:font-variant="normal" fo:text-transform="none" fo:color="#ae81ff" style:font-name="Consolas" fo:font-size="12pt" fo:letter-spacing="normal" fo:font-style="normal" fo:font-weight="normal" loext:padding="0.049cm" loext:border="0.06pt solid #e1e5eb"/>
    </style:style>
    <style:style style:name="T39" style:family="text">
      <style:text-properties fo:font-variant="normal" fo:text-transform="none" fo:color="#e6db74" style:font-name="Consolas" fo:font-size="12pt" fo:letter-spacing="normal" fo:font-style="normal" fo:font-weight="normal" loext:padding="0.049cm" loext:border="0.06pt solid #e1e5eb"/>
    </style:style>
    <style:style style:name="T40" style:family="text">
      <style:text-properties fo:font-variant="normal" fo:text-transform="none" fo:color="#a6e22e" style:font-name="Consolas" fo:font-size="12pt" fo:letter-spacing="normal" fo:font-style="normal" fo:font-weight="normal" loext:padding="0.049cm" loext:border="0.06pt solid #e1e5eb"/>
    </style:style>
    <style:style style:name="T41" style:family="text"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riaveis compostas: Podem comportar vários valores.</text:p>
      <text:p text:style-name="P2"/>
      <text:p text:style-name="P7">Arrays</text:p>
      <text:p text:style-name="P2"/>
      <text:p text:style-name="P3"><text:span text:style-name="T3">[Array]</text:span>: Variavel composta que pode por quantos valores quiser. <text:span text:style-name="T6">Os valores f</text:span>ica<text:span text:style-name="T6">m</text:span> entre colchetes e separado por vírgulas. [“valor 1”, “valor 2 “ <text:s/>, … , “valor n”]. </text:p>
      <text:p text:style-name="P3"><text:span text:style-name="T9">let pizza = [“Queijo”, “Presunto”, “Calabresa”]</text:span><text:span text:style-name="T6">. Ou </text:span><text:span text:style-name="T9">let numeros = [1, 2, 3, 4]</text:span></text:p>
      <text:p text:style-name="P2"/>
      <text:p text:style-name="P2"/>
      <text:p text:style-name="P2">Cada índice do array possui um índice, o primeiro índice é o 0, então o primeiro valor será indice 0.</text:p>
      <text:p text:style-name="P2"/>
      <text:p text:style-name="P2">Para adicionar um valor em uma array:</text:p>
      <text:p text:style-name="P2"><text:span text:style-name="T2">Array[posiçao] </text:span>= valorAAdicionarNaPosição. Ex: <text:span text:style-name="T1">pizza[5] = “Peito de Peru”</text:span> . Irá adicionar à posição 5 o valor <text:span text:style-name="T7">“Peito de peru”</text:span>. </text:p>
      <text:p text:style-name="P2">OBS: Se já existir um valor naquela posição, irá sobrescrever o valor. </text:p>
      <text:p text:style-name="P2"/>
      <text:p text:style-name="P4">Para adicionar um valor no último índice usa-se o .push.</text:p>
      <text:p text:style-name="P4"><text:span text:style-name="T4">a</text:span><text:span text:style-name="T2">rray.push(valorAAdicionarNaUltimaPosição)</text:span>. Ex: <text:span text:style-name="T8">pizza.push(“Peito de Peru”)</text:span>. Irá adicionar à ultima posição o valor <text:span text:style-name="T30">“Peito de peru”</text:span>.</text:p>
      <text:p text:style-name="P5"><text:span text:style-name="T4">a</text:span><text:span text:style-name="T5">rray.</text:span><text:span text:style-name="T4">unshift</text:span><text:span text:style-name="T5">(valorAAdicionarNa</text:span><text:span text:style-name="T4">PrimeiraPosição</text:span><text:span text:style-name="T5">):</text:span><text:span text:style-name="T23"> Adiciona um valor à primei</text:span><text:span text:style-name="T22">ra</text:span><text:span text:style-name="T23"> posiç</text:span><text:span text:style-name="T22">ão</text:span><text:span text:style-name="T23"> </text:span><text:span text:style-name="T22">Ex:</text:span><text:span text:style-name="T5"> </text:span><text:span text:style-name="T9">pizza.</text:span><text:span text:style-name="T10">unshift</text:span><text:span text:style-name="T9">(“Peito de Peru”)</text:span><text:span text:style-name="T5">. </text:span><text:span text:style-name="T23">Irá adicionar à </text:span><text:span text:style-name="T22">primeira</text:span><text:span text:style-name="T23"> posição o valor </text:span><text:span text:style-name="T31">“Peito de peru”</text:span><text:span text:style-name="T23">.</text:span></text:p>
      <text:p text:style-name="P6"><text:span text:style-name="T2">array.pop()</text:span><text:span text:style-name="T21">: Remove o valor da última posição. </text:span><text:span text:style-name="T8">pizza.pop()</text:span></text:p>
      <text:p text:style-name="P5"><text:span text:style-name="T4">array.shift()</text:span><text:span text:style-name="T22">: Remove o valor da primeira posição. </text:span><text:span text:style-name="T10">pizza.shift()</text:span></text:p>
      <text:p text:style-name="P6"><text:span text:style-name="T8"/></text:p>
      <text:p text:style-name="P8">array.indexof(valorProcurado)<text:span text:style-name="T33">:Procura o </text:span><text:span text:style-name="T30">valorProcurado</text:span><text:span text:style-name="T33"> e retorna o índice da posição do mesmo. </text:span><text:span text:style-name="T8">pizza.indexof(“Presunto”)</text:span></text:p>
      <text:p text:style-name="P4"><text:span text:style-name="T2">array.length:</text:span> Mostra o número de valores dentro do array. <text:span text:style-name="T8">pizza.length</text:span></text:p>
      <text:p text:style-name="P4"><text:span text:style-name="T2">array.sort</text:span>: Trás o array em ordem alfabética. <text:span text:style-name="T8">pizza.sort</text:span><text:span text:style-name="T21">.</text:span></text:p>
      <text:p text:style-name="P4"><text:span text:style-name="T2">array[indice]</text:span><text:span text:style-name="T21">: Trás o valor da posição do índice. Ex: </text:span><text:span text:style-name="T8">pizza[1]</text:span><text:span text:style-name="T21"> Trás o valor que está na posição 1 (no caso 2, pois começa do zero) do array </text:span><text:span text:style-name="T29">pizza</text:span><text:span text:style-name="T21">.</text:span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7"><text:span text:style-name="T21">For: Para extruturas de repetição:</text:span></text:p>
      <text:p text:style-name="P7"><text:span text:style-name="T21"/></text:p>
      <text:p text:style-name="P8">for (let index = 0 ; index &lt; limite ; index +=1) {</text:p>
      <text:p text:style-name="P11">Função que irá realizar</text:p>
      <text:p text:style-name="P8">}</text:p>
      <text:p text:style-name="P8"/>
      <text:p text:style-name="P9"><text:span text:style-name="T21">Nesse caso, irá fazer do número </text:span><text:span text:style-name="T24">0</text:span><text:span text:style-name="T21"> até um </text:span><text:span text:style-name="T24">limite</text:span><text:span text:style-name="T21"> vezes uma </text:span><text:span text:style-name="T30">função</text:span><text:span text:style-name="T21"> específica. OBS: pode-se usar </text:span>index++<text:span text:style-name="T21"> para </text:span><text:span text:style-name="T8">index=index+1</text:span><text:span text:style-name="T21"> , mas isso não é uma boa prática, então é melhor usar o </text:span>index+=1<text:span text:style-name="T21"> ; que sempre da incrementos de 1 , ou seja, o mesmo </text:span><text:span text:style-name="T8">index=index+1</text:span><text:span text:style-name="T21"> . Também é possível fazer </text:span>index+=2<text:span text:style-name="T21"> para incrementos de 2 e </text:span>index+=n<text:span text:style-name="T21"> para incrementos de n. <text:s/></text:span></text:p>
      <text:p text:style-name="P8"/>
      <text:p text:style-name="P13">for (let index = 0 ; index &lt; pizza.length ; index+=1){</text:p>
      <text:p text:style-name="P13">console.log(pizza[index])</text:p>
      <text:p text:style-name="P13">}</text:p>
      <text:p text:style-name="P10"/>
      <text:p text:style-name="P16"><text:span text:style-name="T26">No exemplo, irá logar no console todos os elementos da array </text:span><text:span text:style-name="T32">pizza</text:span><text:span text:style-name="T26">, vale lembrar que utilizou-se </text:span><text:span text:style-name="T25">MENOR (&lt;) </text:span><text:span text:style-name="T26">que o length da array pois a contágem sempre começa do zero, logo o último índice da array pizza é seu comprimento decrescido de um (pizza.length-1) , por isso utiliza-se o </text:span><text:span text:style-name="T25">&lt;</text:span><text:span text:style-name="T26"> e não o </text:span><text:soft-page-break/><text:span text:style-name="T26">&lt;= . Pelo motivo análogo o índice começa em 0. Para um resultado análogo poderia utilizar-se </text:span><text:span text:style-name="T32">index &lt;= pizza.length-1</text:span><text:span text:style-name="T26">. </text:span></text:p>
      <text:p text:style-name="P16"><text:span text:style-name="T26"/></text:p>
      <text:p text:style-name="P16"><text:span text:style-name="T26"/></text:p>
      <text:p text:style-name="P10">For of: variação do for para strings e arrays.</text:p>
      <text:p text:style-name="P10">for(let variavel of array) {</text:p>
      <text:p text:style-name="P12">função a ser realizada.</text:p>
      <text:p text:style-name="P10">}</text:p>
      <text:p text:style-name="P17"><text:span text:style-name="T21"/></text:p>
      <text:p text:style-name="P18"><text:span text:style-name="T26">No exemplo vai pegar a </text:span><text:span text:style-name="T32">variável</text:span><text:span text:style-name="T26"> da </text:span><text:span text:style-name="T30">array</text:span><text:span text:style-name="T26"> e fazer a função dela no número de índices da array automatico.</text:span></text:p>
      <text:p text:style-name="P18"><text:span text:style-name="T26"/></text:p>
      <text:p text:style-name="Preformatted_20_Text"><text:span text:style-name="Source_20_Text"><text:span text:style-name="T17">let numeros = [1,2,3,4,5];</text:span></text:span></text:p>
      <text:p text:style-name="Preformatted_20_Text"><text:span text:style-name="Source_20_Text"><text:span text:style-name="T17">for(let numero of numeros) {</text:span></text:span></text:p>
      <text:p text:style-name="Preformatted_20_Text"><text:span text:style-name="Source_20_Text"><text:span text:style-name="T17"><text:s text:c="2"/>console.log(numero);</text:span></text:span></text:p>
      <text:p text:style-name="P1"><text:span text:style-name="Source_20_Text"><text:span text:style-name="T18">}</text:span></text:span></text:p>
      <text:p text:style-name="P14">Irá printar no console todos os numeros da array (que são todas as posições) separadamente.</text:p>
      <text:p text:style-name="P14"/>
      <text:p text:style-name="P14">Também pode usar para strings:</text:p>
      <text:p text:style-name="P14"/>
      <text:p text:style-name="Preformatted_20_Text"><text:span text:style-name="Source_20_Text"><text:span text:style-name="T17">let word = 'Hello';</text:span></text:span></text:p>
      <text:p text:style-name="Preformatted_20_Text"><text:span text:style-name="Source_20_Text"><text:span text:style-name="T17">for (let letter of word) {</text:span></text:span></text:p>
      <text:p text:style-name="Preformatted_20_Text"><text:span text:style-name="Source_20_Text"><text:span text:style-name="T17"><text:s text:c="2"/>console.log(letter);</text:span></text:span></text:p>
      <text:p text:style-name="Preformatted_20_Text"><text:span text:style-name="Source_20_Text"><text:span text:style-name="T17">}</text:span></text:span></text:p>
      <text:p text:style-name="Preformatted_20_Text"><text:span text:style-name="Source_20_Text"><text:span text:style-name="T17"/></text:span></text:p>
      <text:p text:style-name="Preformatted_20_Text"><text:span text:style-name="Source_20_Text"><text:span text:style-name="T17"/></text:span></text:p>
      <text:p text:style-name="P18"><text:span text:style-name="T26">Irá printar no console todas as letras da string separadamente.</text:span></text:p>
      <text:p text:style-name="P14"/>
      <text:p text:style-name="P14"/>
      <text:p text:style-name="Preformatted_20_Text"><text:span text:style-name="Source_20_Text"><text:span text:style-name="T17">let arrOfNumbers = [10, 20, 30];</text:span></text:span></text:p>
      <text:p text:style-name="Preformatted_20_Text"><text:span text:style-name="Source_20_Text"><text:span text:style-name="T17">for (let sum of arrOfNumbers) {</text:span></text:span></text:p>
      <text:p text:style-name="Preformatted_20_Text"><text:span text:style-name="Source_20_Text"><text:span text:style-name="T17"><text:s text:c="2"/>sum += 1;</text:span></text:span></text:p>
      <text:p text:style-name="Preformatted_20_Text"><text:span text:style-name="Source_20_Text"><text:span text:style-name="T17"><text:s text:c="2"/>console.log(sum);</text:span></text:span></text:p>
      <text:p text:style-name="Preformatted_20_Text"><text:span text:style-name="Source_20_Text"><text:span text:style-name="T17">}</text:span></text:span></text:p>
      <text:p text:style-name="P15"/>
      <text:p text:style-name="P15">Por último pode ser usado para voltar somas, no exemplo irá logar no console <text:span text:style-name="T30">11, 21, 31</text:span>. </text:p>
      <text:p text:style-name="P19"><text:span text:style-name="T21"/></text:p>
      <text:p text:style-name="P1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><text:s/></text:span></text:p>
      <text:p text:style-name="P7"><text:span text:style-name="T21"/></text:p>
      <text:p text:style-name="P4"><text:span text:style-name="T21"/></text:p>
      <text:p text:style-name="P4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4:43:45.283860279</meta:creation-date>
    <dc:date>2021-05-20T17:15:27.163209824</dc:date>
    <meta:editing-duration>PT1H27M6S</meta:editing-duration>
    <meta:editing-cycles>1</meta:editing-cycles>
    <meta:document-statistic meta:table-count="0" meta:image-count="0" meta:object-count="0" meta:page-count="2" meta:paragraph-count="49" meta:word-count="525" meta:character-count="3174" meta:non-whitespace-character-count="2680"/>
    <meta:generator>LibreOffice/6.4.7.2$Linux_X86_64 LibreOffice_project/40$Build-2</meta:generator>
  </office:meta>
</office:document-meta>
</file>